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be78" officeooo:paragraph-rsid="0016be78"/>
    </style:style>
    <style:style style:name="P2" style:family="paragraph" style:parent-style-name="Standard">
      <style:text-properties officeooo:rsid="00189d9e" officeooo:paragraph-rsid="001ad0b5"/>
    </style:style>
    <style:style style:name="P3" style:family="paragraph" style:parent-style-name="Standard">
      <style:text-properties officeooo:rsid="001ad0b5" officeooo:paragraph-rsid="0016be78"/>
    </style:style>
    <style:style style:name="P4" style:family="paragraph" style:parent-style-name="Standard">
      <style:text-properties officeooo:rsid="001ad0b5" officeooo:paragraph-rsid="001ad0b5"/>
    </style:style>
    <style:style style:name="P5" style:family="paragraph" style:parent-style-name="Standard">
      <style:text-properties officeooo:paragraph-rsid="001ad0b5"/>
    </style:style>
    <style:style style:name="P6" style:family="paragraph" style:parent-style-name="Standard">
      <style:text-properties fo:font-style="italic" fo:font-weight="bold" style:font-style-asian="italic" style:font-weight-asian="bold" style:font-style-complex="italic" style:font-weight-complex="bold"/>
    </style:style>
    <style:style style:name="P7" style:family="paragraph" style:parent-style-name="Standard">
      <style:text-properties fo:font-style="italic" fo:font-weight="bold" officeooo:rsid="0016be78" officeooo:paragraph-rsid="0016be78" style:font-style-asian="italic" style:font-weight-asian="bold" style:font-style-complex="italic" style:font-weight-complex="bold"/>
    </style:style>
    <style:style style:name="P8" style:family="paragraph" style:parent-style-name="Standard">
      <style:text-properties fo:font-style="italic" fo:font-weight="bold" officeooo:rsid="001ad0b5" officeooo:paragraph-rsid="001ad0b5" style:font-style-asian="italic" style:font-weight-asian="bold" style:font-style-complex="italic" style:font-weight-complex="bold"/>
    </style:style>
    <style:style style:name="P9" style:family="paragraph" style:parent-style-name="Standard">
      <style:text-properties fo:font-style="italic" fo:font-weight="bold" officeooo:rsid="00189d9e" officeooo:paragraph-rsid="00189d9e" style:font-style-asian="italic" style:font-weight-asian="bold" style:font-style-complex="italic" style:font-weight-complex="bold"/>
    </style:style>
    <style:style style:name="P10" style:family="paragraph" style:parent-style-name="Standard">
      <style:text-properties fo:font-style="italic" fo:font-weight="bold" officeooo:rsid="00189d9e" officeooo:paragraph-rsid="001d76b5" style:font-style-asian="italic" style:font-weight-asian="bold" style:font-style-complex="italic" style:font-weight-complex="bold"/>
    </style:style>
    <style:style style:name="P11" style:family="paragraph" style:parent-style-name="Standard">
      <style:text-properties fo:font-style="italic" fo:font-weight="bold" officeooo:rsid="001b4697" officeooo:paragraph-rsid="001b4697" style:font-style-asian="italic" style:font-weight-asian="bold" style:font-style-complex="italic" style:font-weight-complex="bold"/>
    </style:style>
    <style:style style:name="P12" style:family="paragraph" style:parent-style-name="Standard">
      <style:text-properties fo:font-style="normal" fo:font-weight="normal" officeooo:rsid="001b4697" officeooo:paragraph-rsid="001b4697" style:font-style-asian="normal" style:font-weight-asian="normal" style:font-style-complex="normal" style:font-weight-complex="normal"/>
    </style:style>
    <style:style style:name="P13" style:family="paragraph" style:parent-style-name="Standard">
      <style:paragraph-properties fo:text-align="center" style:justify-single-word="false"/>
      <style:text-properties fo:color="#666666" fo:font-size="12pt" fo:font-style="italic" officeooo:rsid="0016be78" officeooo:paragraph-rsid="001ad0b5" style:font-size-asian="12pt" style:font-style-asian="italic" style:font-size-complex="12pt" style:font-style-complex="italic"/>
    </style:style>
    <style:style style:name="P14" style:family="paragraph" style:parent-style-name="Standard">
      <style:paragraph-properties fo:text-align="center" style:justify-single-word="false"/>
      <style:text-properties fo:font-size="22pt" officeooo:rsid="0016be78" officeooo:paragraph-rsid="001ad0b5" style:font-size-asian="22pt" style:font-size-complex="22pt"/>
    </style:style>
    <style:style style:name="P15" style:family="paragraph" style:parent-style-name="Standard">
      <style:text-properties fo:font-variant="normal" fo:text-transform="none" style:font-name="arial" fo:letter-spacing="normal" fo:font-style="normal" fo:font-weight="normal" officeooo:rsid="00189d9e" officeooo:paragraph-rsid="0016be78"/>
    </style:style>
    <style:style style:name="P16" style:family="paragraph" style:parent-style-name="Standard" style:list-style-name="L1">
      <style:text-properties officeooo:paragraph-rsid="001b585f"/>
    </style:style>
    <style:style style:name="P17" style:family="paragraph" style:parent-style-name="Standard" style:list-style-name="L2">
      <style:text-properties officeooo:paragraph-rsid="001b585f"/>
    </style:style>
    <style:style style:name="P18" style:family="paragraph" style:parent-style-name="Standard">
      <style:text-properties officeooo:rsid="001bcfb4" officeooo:paragraph-rsid="001bcfb4"/>
    </style:style>
    <style:style style:name="P19" style:family="paragraph" style:parent-style-name="Standard">
      <style:text-properties officeooo:rsid="001bd1b3" officeooo:paragraph-rsid="001bd1b3"/>
    </style:style>
    <style:style style:name="P20" style:family="paragraph" style:parent-style-name="Standard" style:list-style-name="L2">
      <style:text-properties officeooo:rsid="001cb971" officeooo:paragraph-rsid="001cb971"/>
    </style:style>
    <style:style style:name="P21" style:family="paragraph" style:parent-style-name="Standard" style:list-style-name="L3">
      <style:text-properties officeooo:rsid="001d5d76" officeooo:paragraph-rsid="001d5d76"/>
    </style:style>
    <style:style style:name="P22" style:family="paragraph" style:parent-style-name="Standard" style:list-style-name="L3">
      <style:text-properties officeooo:rsid="001d76b5" officeooo:paragraph-rsid="001d76b5"/>
    </style:style>
    <style:style style:name="P23" style:family="paragraph" style:parent-style-name="Standard">
      <style:text-properties officeooo:rsid="001d76b5" officeooo:paragraph-rsid="001d76b5"/>
    </style:style>
    <style:style style:name="P24" style:family="paragraph" style:parent-style-name="Standard" style:list-style-name="L2">
      <style:text-properties officeooo:rsid="001e476e" officeooo:paragraph-rsid="001e476e"/>
    </style:style>
    <style:style style:name="P25" style:family="paragraph" style:parent-style-name="Standard">
      <style:text-properties officeooo:rsid="001f7470" officeooo:paragraph-rsid="001f7470"/>
    </style:style>
    <style:style style:name="P26" style:family="paragraph" style:parent-style-name="Standard" style:list-style-name="L4">
      <style:text-properties officeooo:rsid="001f7470" officeooo:paragraph-rsid="001f7470"/>
    </style:style>
    <style:style style:name="P27" style:family="paragraph" style:parent-style-name="Standard" style:list-style-name="L4">
      <style:text-properties officeooo:rsid="00212a4c" officeooo:paragraph-rsid="00212a4c"/>
    </style:style>
    <style:style style:name="P28" style:family="paragraph" style:parent-style-name="Standard" style:list-style-name="L4">
      <style:text-properties officeooo:rsid="0022d8cf" officeooo:paragraph-rsid="0022d8cf"/>
    </style:style>
    <style:style style:name="P29" style:family="paragraph" style:parent-style-name="Standard" style:list-style-name="L4">
      <style:text-properties officeooo:rsid="00236132" officeooo:paragraph-rsid="00236132"/>
    </style:style>
    <style:style style:name="P30" style:family="paragraph" style:parent-style-name="Standard" style:list-style-name="L4">
      <style:text-properties officeooo:rsid="002369b3" officeooo:paragraph-rsid="002369b3"/>
    </style:style>
    <style:style style:name="P31" style:family="paragraph" style:parent-style-name="Standard" style:list-style-name="L4">
      <style:text-properties officeooo:rsid="0023cd51" officeooo:paragraph-rsid="0023cd51"/>
    </style:style>
    <style:style style:name="P32" style:family="paragraph" style:parent-style-name="Standard" style:list-style-name="L4">
      <style:text-properties officeooo:rsid="0025784d" officeooo:paragraph-rsid="0025784d"/>
    </style:style>
    <style:style style:name="P33" style:family="paragraph" style:parent-style-name="Standard">
      <style:paragraph-properties fo:margin-left="0in" fo:margin-right="0in" fo:widows="1" fo:text-indent="0in" style:auto-text-indent="false"/>
    </style:style>
    <style:style style:name="P34" style:family="paragraph" style:parent-style-name="Standard">
      <style:paragraph-properties fo:margin-left="0in" fo:margin-right="0in" fo:widows="1" fo:text-indent="0in" style:auto-text-indent="false"/>
      <style:text-properties officeooo:paragraph-rsid="001ad0b5"/>
    </style:style>
    <style:style style:name="P35" style:family="paragraph" style:parent-style-name="Standard">
      <style:paragraph-properties fo:margin-left="0in" fo:margin-right="0in" fo:widows="1" fo:text-indent="0in" style:auto-text-indent="false"/>
      <style:text-properties fo:font-variant="normal" fo:text-transform="none" style:font-name="arial" fo:letter-spacing="normal" fo:font-style="normal" fo:font-weight="normal"/>
    </style:style>
    <style:style style:name="P36" style:family="paragraph" style:parent-style-name="Standard">
      <style:paragraph-properties fo:margin-left="0in" fo:margin-right="0in" fo:widows="1" fo:text-indent="0in" style:auto-text-indent="false"/>
      <style:text-properties fo:font-variant="normal" fo:text-transform="none" style:font-name="arial" fo:letter-spacing="normal" fo:font-style="normal" fo:font-weight="bold"/>
    </style:style>
    <style:style style:name="P37" style:family="paragraph" style:parent-style-name="Standard">
      <style:paragraph-properties fo:margin-left="0in" fo:margin-right="0in" fo:margin-top="0in" fo:margin-bottom="0.1965in" loext:contextual-spacing="false" fo:widows="1" fo:text-indent="0in" style:auto-text-indent="false"/>
      <style:text-properties fo:font-variant="normal" fo:text-transform="none" style:font-name="arial" fo:letter-spacing="normal" fo:font-style="normal" fo:font-weight="normal"/>
    </style:style>
    <style:style style:name="P38" style:family="paragraph" style:parent-style-name="Standard">
      <style:paragraph-properties fo:margin-left="0in" fo:margin-right="0in" fo:margin-top="0in" fo:margin-bottom="0.1965in" loext:contextual-spacing="false" fo:widows="1" fo:text-indent="0in" style:auto-text-indent="false"/>
      <style:text-properties fo:font-variant="normal" fo:text-transform="none" fo:color="#ff0000" style:font-name="arial" fo:letter-spacing="normal" fo:font-style="normal" fo:font-weight="bold"/>
    </style:style>
    <style:style style:name="P39" style:family="paragraph" style:parent-style-name="Standard">
      <style:paragraph-properties fo:padding="0.0291in" fo:border-left="none" fo:border-right="none" fo:border-top="none" fo:border-bottom="0.99pt solid #000000" style:join-border="false"/>
      <style:text-properties officeooo:rsid="00189d9e" officeooo:paragraph-rsid="0016be78"/>
    </style:style>
    <style:style style:name="P40" style:family="paragraph" style:parent-style-name="Standard">
      <style:paragraph-properties fo:padding="0.0291in" fo:border-left="none" fo:border-right="none" fo:border-top="none" fo:border-bottom="0.99pt solid #000000" style:join-border="false"/>
      <style:text-properties officeooo:rsid="00189d9e" officeooo:paragraph-rsid="001ad0b5"/>
    </style:style>
    <style:style style:name="P41" style:family="paragraph" style:parent-style-name="Standard">
      <style:paragraph-properties fo:padding="0.0291in" fo:border-left="none" fo:border-right="none" fo:border-top="none" fo:border-bottom="0.99pt solid #000000" style:join-border="false"/>
      <style:text-properties officeooo:rsid="00189d9e" officeooo:paragraph-rsid="001d76b5"/>
    </style:style>
    <style:style style:name="P42" style:family="paragraph" style:parent-style-name="Header">
      <style:text-properties fo:color="#666666" officeooo:rsid="0016be78" officeooo:paragraph-rsid="0016be78"/>
    </style:style>
    <style:style style:name="T1" style:family="text">
      <style:text-properties officeooo:rsid="00189d9e"/>
    </style:style>
    <style:style style:name="T2" style:family="text">
      <style:text-properties fo:font-variant="normal" fo:text-transform="none" fo:color="#1155cc" style:font-name="arial" fo:letter-spacing="normal" fo:font-style="normal" fo:font-weight="bold"/>
    </style:style>
    <style:style style:name="T3" style:family="text">
      <style:text-properties fo:font-variant="normal" fo:text-transform="none" style:font-name="arial" fo:letter-spacing="normal" fo:font-style="normal" fo:font-weight="bold"/>
    </style:style>
    <style:style style:name="T4" style:family="text">
      <style:text-properties fo:font-variant="normal" fo:text-transform="none" fo:color="#ff0000" style:font-name="arial" fo:letter-spacing="normal" fo:font-style="normal" fo:font-weight="bold"/>
    </style:style>
    <style:style style:name="T5" style:family="text">
      <style:text-properties fo:font-variant="normal" fo:text-transform="none" fo:letter-spacing="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1b585f" style:font-style-asian="normal" style:font-weight-asian="normal" style:font-style-complex="normal" style:font-weight-complex="normal"/>
    </style:style>
    <style:style style:name="T8" style:family="text">
      <style:text-properties fo:font-style="normal" fo:font-weight="normal" officeooo:rsid="001cb971" style:font-style-asian="normal" style:font-weight-asian="normal" style:font-style-complex="normal" style:font-weight-complex="normal"/>
    </style:style>
    <style:style style:name="T9" style:family="text">
      <style:text-properties fo:font-style="normal" fo:font-weight="normal" officeooo:rsid="001e476e" style:font-style-asian="normal" style:font-weight-asian="normal" style:font-style-complex="normal" style:font-weight-complex="normal"/>
    </style:style>
    <style:style style:name="T10" style:family="text">
      <style:text-properties fo:font-style="normal" fo:font-weight="normal" officeooo:rsid="001f7470" style:font-style-asian="normal" style:font-weight-asian="normal" style:font-style-complex="normal" style:font-weight-complex="normal"/>
    </style:style>
    <style:style style:name="T11" style:family="text">
      <style:text-properties fo:font-style="normal" fo:font-weight="normal" officeooo:rsid="00212a4c" style:font-style-asian="normal" style:font-weight-asian="normal" style:font-style-complex="normal" style:font-weight-complex="normal"/>
    </style:style>
    <style:style style:name="T12" style:family="text">
      <style:text-properties fo:font-style="normal" fo:font-weight="normal" officeooo:rsid="0022d8cf" style:font-style-asian="normal" style:font-weight-asian="normal" style:font-style-complex="normal" style:font-weight-complex="normal"/>
    </style:style>
    <style:style style:name="T13" style:family="text">
      <style:text-properties fo:font-style="normal" fo:font-weight="normal" officeooo:rsid="00236132" style:font-style-asian="normal" style:font-weight-asian="normal" style:font-style-complex="normal" style:font-weight-complex="normal"/>
    </style:style>
    <style:style style:name="T14" style:family="text">
      <style:text-properties fo:font-style="normal" fo:font-weight="normal" officeooo:rsid="0023cd51" style:font-style-asian="normal" style:font-weight-asian="normal" style:font-style-complex="normal" style:font-weight-complex="normal"/>
    </style:style>
    <style:style style:name="T15" style:family="text">
      <style:text-properties fo:font-style="normal" fo:font-weight="normal" officeooo:rsid="0025784d" style:font-style-asian="normal" style:font-weight-asian="normal" style:font-style-complex="normal" style:font-weight-complex="normal"/>
    </style:style>
    <style:style style:name="T16" style:family="text">
      <style:text-properties officeooo:rsid="0018dbeb"/>
    </style:style>
    <style:style style:name="T17" style:family="text">
      <style:text-properties officeooo:rsid="001ad0b5"/>
    </style:style>
    <style:style style:name="T18" style:family="text">
      <style:text-properties officeooo:rsid="001bd1b3"/>
    </style:style>
    <style:style style:name="T19" style:family="text">
      <style:text-properties officeooo:rsid="001d76b5"/>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number text:level="1" style:num-prefix="(" style:num-suffix=")" style:num-format="1" text:start-value="2">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4">Vulnerability Analysis <text:span text:style-name="T17">Project:</text:span></text:p>
      <text:p text:style-name="P13"><text:span text:style-name="T17">Detecting Vulnerabilities in Max OSX sauce files b</text:span>ased on <text:span text:style-name="T1">RSH/libmalloc Exploit</text:span></text:p>
      <text:p text:style-name="P1"/>
      <text:p text:style-name="P1"/>
      <text:p text:style-name="P8">Proof of Concept:</text:p>
      <text:p text:style-name="P1"/>
      <text:p text:style-name="P1"/>
      <text:p text:style-name="P1"/>
      <text:p text:style-name="P40"/>
      <text:p text:style-name="P2"/>
      <text:p text:style-name="P9">Deliverables/<text:span text:style-name="T16">goals</text:span>:</text:p>
      <text:p text:style-name="Standard"/>
      <text:p text:style-name="P5"># What we promised Egele<text:line-break/>- Apple sauce malloc <text:span text:style-name="T17">occurring</text:span> before dropping privileges.<text:line-break/> <text:s text:c="3"/>Because: Dangerous because of Malloc logging bug.<text:line-break/> <text:s text:c="3"/>Difficulty: Doable.<text:line-break/>- Signal handling before dropping.<text:line-break/> <text:s text:c="3"/>Because: Often misunderstood, can have format strings, and other things.<text:line-break/> <text:s text:c="3"/>Note: Potentially lot of false pos.<text:line-break/> <text:s text:c="3"/>Difficulty: Doable.<text:line-break/>- Exec* before dropping.<text:line-break/> <text:s text:c="3"/>Because: Exec as privileged user.<text:line-break/> <text:s text:c="3"/>Difficulty: Doable.<text:line-break/>- Not checking setuid return.<text:line-break/> <text:s text:c="3"/>Because: Dropping privilege might've failed.<text:line-break/> <text:s text:c="3"/>Difficulty: Doable.<text:line-break/>- Assuming privileges are dropped in all shells code.<text:line-break/> <text:s text:c="3"/>Because: Different behaviour in different OSes. <text:line-break/> <text:s text:c="3"/>Difficulty: Hard.<text:line-break/>- Unsafe function use near seteuid. <text:line-break/> <text:s text:c="3"/>Because: Buffer overflow? Seems the issue is not seteuid though, but a general misuse of a bad func.<text:line-break/> <text:s text:c="3"/>Difficulty: Doable-ish.</text:p>
      <text:p text:style-name="P5"/>
      <text:p text:style-name="P40"/>
      <text:p text:style-name="P2"/>
      <text:p text:style-name="P6">Scraper notes:</text:p>
      <text:p text:style-name="P18">Adin used beautiful soup <text:span text:style-name="T18">python framework </text:span>to develop <text:span text:style-name="T18">a web scraper for all of the source code off of the Apple open source websites for the OSX programs:</text:span></text:p>
      <text:p text:style-name="P18"/>
      <text:p text:style-name="P19">file found on github @ <text:a xlink:type="simple" xlink:href="https://github.com/eugenekolo/EC521/blob/master/src/docScrape.py" text:style-name="Internet_20_link" text:visited-style-name="Visited_20_Internet_20_Link">https://github.com/eugenekolo/EC521/blob/master/src/docScrape.py</text:a> </text:p>
      <text:p text:style-name="P1"/>
      <text:p text:style-name="P40"/>
      <text:p text:style-name="P2"/>
      <text:p text:style-name="P7">Collection of notes:</text:p>
      <text:p text:style-name="P1"><text:soft-page-break/></text:p>
      <text:p text:style-name="P1"/>
      <text:p text:style-name="P40"/>
      <text:p text:style-name="P2"/>
      <text:p text:style-name="P8">Start of analysis phase:</text:p>
      <text:p text:style-name="P4"/>
      <text:p text:style-name="P4"/>
      <text:p text:style-name="P4"/>
      <text:p text:style-name="P40"/>
      <text:p text:style-name="P4"/>
      <text:p text:style-name="P8">Email resources from Eugene:</text:p>
      <text:p text:style-name="P15">I analyzed 2 C/C++ static source code analyerz, cppcheck and flawfinder.</text:p>
      <text:p text:style-name="P37">I documented that and saves sample runs.</text:p>
      <text:p text:style-name="P35">I evaluated 2 ways to get CFGs/call graphs, cflow and --fdump-tree-cfg.</text:p>
      <text:p text:style-name="P35">Documented and saved sample runs for that too.</text:p>
      <text:p text:style-name="P35"/>
      <text:p text:style-name="P36">There a couple of issues with using cflow like we initially thought.</text:p>
      <text:p text:style-name="P34"><text:span text:style-name="T5"/></text:p>
      <text:p text:style-name="P34"><text:a xlink:type="simple" xlink:href="https://www.gnu.org/software/cflow/manual/html_node/Makefiles.html" office:target-frame-name="_blank" xlink:show="new" text:style-name="Internet_20_link" text:visited-style-name="Visited_20_Internet_20_Link"><text:span text:style-name="T2">https://www.gnu.org/software/</text:span></text:a><text:span text:style-name="T3"><text:line-break/>"If you wish to use cflow to analyze your project sources, Makefile or Makefile.am is the right place to do so.<text:line-break/>In this chapter we will describe a generic rule for Makefile.am. If you do not use automake, you can deduce the<text:line-break/>rule for plain Makefile from this one."<text:line-break/><text:line-break/>We might be able to get okay coverage if we do something similar to "# gcc -fdump-tree-cfg".<text:line-break/>We can run make, record what .cpps got included, and run cflow on each file individually.<text:line-break/><text:line-break/>We will not have good interprocedural, but we might have okay context-sensitive and flow-sensitive.<text:line-break/><text:line-break/>The next step to enhance it would be to add symbols, and make our own connected graph of each file. But, that's really hard<text:line-break/>I think for this project. At least I don't feel like doing it.</text:span></text:p>
      <text:p text:style-name="P37">We might want to check out `pycparser`. Listed in my EUGENE_NOTES file.</text:p>
      <text:p text:style-name="P35">So there's 2 things people have to do:</text:p>
      <text:p text:style-name="P33"><text:span text:style-name="T4">1. See if we can automate the editting of Makefiles of stuff we download to incldue cflow in it. </text:span><text:a xlink:type="simple" xlink:href="https://www.gnu.org/software/" text:style-name="Internet_20_link" text:visited-style-name="Visited_20_Internet_20_Link">https://www.gnu.org/software/</text:a><text:span text:style-name="T2"> </text:span></text:p>
      <text:p text:style-name="P38">2. Write a script to run make of downladed source repos, record the calls to gcc, and run cflow on each file that was compiled.</text:p>
      <text:p text:style-name="P33"><text:span text:style-name="T3">Eugene's notes: </text:span><text:a xlink:type="simple" xlink:href="https://github.com/eugenekolo/" text:style-name="Internet_20_link" text:visited-style-name="Visited_20_Internet_20_Link">https://github.com/eugenekolo/</text:a><text:span text:style-name="T2"> </text:span></text:p>
      <text:p text:style-name="P33"><text:soft-page-break/><text:span text:style-name="T3">Eugene's testing notes: </text:span><text:a xlink:type="simple" xlink:href="https://github.com/eugenekolo/" text:style-name="Internet_20_link" text:visited-style-name="Visited_20_Internet_20_Link">https://github.com/eugenekolo/</text:a><text:span text:style-name="T2"> “</text:span></text:p>
      <text:p text:style-name="P39"/>
      <text:p text:style-name="P3"/>
      <text:p text:style-name="P8">Notes on Eugene's Work for my reference:</text:p>
      <text:p text:style-name="P8"/>
      <text:p text:style-name="P8"/>
      <text:p text:style-name="P41"/>
      <text:p text:style-name="P10"/>
      <text:p text:style-name="P11">Notes from meeting before Thanksgiving tasks:</text:p>
      <text:p text:style-name="P12"/>
      <text:p text:style-name="P12"><text:span text:style-name="T19">Discrete tasks moving forward</text:span>:</text:p>
      <text:list xml:id="list429756402343726097" text:style-name="L1">
        <text:list-item>
          <text:p text:style-name="P16"><text:span text:style-name="T7">Make test vuln.c programs that show </text:span><text:span text:style-name="T8">what we are trying to detect (this is two tier, a simple function that does this as well as one that calls out to different functions/files):</text:span></text:p>
        </text:list-item>
      </text:list>
      <text:list xml:id="list6553032119936889226" text:style-name="L2">
        <text:list-item>
          <text:list>
            <text:list-item>
              <text:p text:style-name="P17"><text:span text:style-name="T7">From POC, Malloc </text:span><text:span text:style-name="T8">occurring </text:span><text:span text:style-name="T7">before the </text:span><text:span text:style-name="T8">drop of privileges</text:span><text:span text:style-name="T7"> </text:span></text:p>
            </text:list-item>
            <text:list-item>
              <text:p text:style-name="P20"><text:span text:style-name="T6">exec* </text:span><text:span text:style-name="T9">(and system())</text:span><text:span text:style-name="T6"> before dropping privileged</text:span></text:p>
              <text:list>
                <text:list-item>
                  <text:p text:style-name="P24"><text:span text:style-name="T6">The above vulnerability will eventually be extended to include a secondary check of the string being passed to the exec*() or system() against a list of known problem programs like rlogin</text:span></text:p>
                </text:list-item>
              </text:list>
            </text:list-item>
            <text:list-item>
              <text:p text:style-name="P20"><text:span text:style-name="T6">not checking setuid() return </text:span></text:p>
            </text:list-item>
            <text:list-item>
              <text:p text:style-name="P20"><text:span text:style-name="T6">unsafe function calls (strcpy, gets) – eventually warning but for now critical, also start with a file that demos multiple issues within one file and maybe also break it into multiple</text:span></text:p>
            </text:list-item>
            <text:list-item>
              <text:p text:style-name="P20"><text:span text:style-name="T6">On the back burner: complicated OS detection for setuid() types</text:span></text:p>
              <text:list>
                <text:list-item>
                  <text:p text:style-name="P20"><text:span text:style-name="T6">These will start all in one *.c file and will eventually be partitioned into multiple c files <text:line-break/></text:span></text:p>
                </text:list-item>
              </text:list>
            </text:list-item>
          </text:list>
        </text:list-item>
      </text:list>
      <text:list xml:id="list3217621784468045899" text:style-name="L3">
        <text:list-item>
          <text:p text:style-name="P21"><text:span text:style-name="T6">Write modular .py scripts to test a single .c file with one of these issues (broken up by group) <text:line-break/></text:span></text:p>
        </text:list-item>
        <text:list-item>
          <text:p text:style-name="P22"><text:span text:style-name="T6">Get all of the scripts integrated into one python master script which runs successfully on the test files and ouptuts a master dump of all the possible issues/warnings.<text:line-break/></text:span></text:p>
        </text:list-item>
        <text:list-item>
          <text:p text:style-name="P22"><text:span text:style-name="T6">Use </text:span><text:span text:style-name="T10">recursive folder search</text:span><text:span text:style-name="T6"> to determine which .c files are being called by a given program and feed those into each module problem detecting script and compile list of all potential violations/vulnerabilities – test on multi-file sample files.<text:line-break/></text:span></text:p>
        </text:list-item>
        <text:list-item>
          <text:p text:style-name="P22"><text:span text:style-name="T6">Write top module that automates running the tool on the downloaded repository of scraped sauce files. </text:span><text:span text:style-name="T10">(this step is moving from the test files into the OSX sauce files)</text:span><text:span text:style-name="T6"><text:line-break/></text:span></text:p>
        </text:list-item>
        <text:list-item>
          <text:p text:style-name="P22"><text:span text:style-name="T6">Potential goal: look into making our tool a plugin for a simple way to detect potential vulnerabilities in code you write (i.e. integrate into a debugger).</text:span></text:p>
        </text:list-item>
      </text:list>
      <text:p text:style-name="P23"><text:span text:style-name="T6"/></text:p>
      <text:p text:style-name="P25"><text:span text:style-name="T6">Tasks/Development Modules by person:</text:span></text:p>
      <text:list xml:id="list2967476216155615849" text:style-name="L4">
        <text:list-item>
          <text:p text:style-name="P26"><text:span text:style-name="T6">Drew: </text:span></text:p>
          <text:list>
            <text:list-item>
              <text:p text:style-name="P27"><text:span text:style-name="T6">Make 8-12 vulnerable programs to run tests on for each of the other tasks/modules – </text:span><text:span text:style-name="T12">test programs will start with 4 simple single .c files, then the next 4 will expand to multiple nested function calls and finally cross multiple .c files. <text:s/></text:span></text:p>
            </text:list-item>
            <text:list-item>
              <text:p text:style-name="P28"><text:span text:style-name="T12">p</text:span><text:span text:style-name="T6">rove that the files are exploitable by writing simple exploits</text:span></text:p>
            </text:list-item>
            <text:list-item>
              <text:p text:style-name="P27"><text:soft-page-break/><text:span text:style-name="T6">Start presentation documentation and coordinate with everyone documenting all of their individual modules to combine into master documentation for the presentation.</text:span></text:p>
            </text:list-item>
            <text:list-item>
              <text:p text:style-name="P27"><text:span text:style-name="T6">Think about future uses, look into integrating this into an IDE as a tool (look into PWD tool and see about offering it as a service to an existing static analysis tool as an extension).</text:span></text:p>
            </text:list-item>
            <text:list-item>
              <text:p text:style-name="P28"><text:span text:style-name="T6">Help Max with his part because he has no idea whats happening</text:span></text:p>
            </text:list-item>
            <text:list-item>
              <text:p text:style-name="P28"><text:span text:style-name="T6">Coordinate with Josh and Adin about deliverables from meeting</text:span></text:p>
            </text:list-item>
          </text:list>
        </text:list-item>
        <text:list-item>
          <text:p text:style-name="P26"><text:span text:style-name="T6">Eugene:</text:span></text:p>
          <text:list>
            <text:list-item>
              <text:p text:style-name="P26"><text:span text:style-name="T6">“A before B” identification </text:span><text:span text:style-name="T13">modules </text:span><text:span text:style-name="T6">– find all of the </text:span><text:span text:style-name="T11">potentially vulnerable </text:span><text:span text:style-name="T12">function calls</text:span><text:span text:style-name="T11"> that occur before </text:span><text:span text:style-name="T12">a setuid or setgiud or any of the set* family, including but not limited to the functions listed in documentation above</text:span></text:p>
            </text:list-item>
            <text:list-item>
              <text:p text:style-name="P29"><text:span text:style-name="T12">W</text:span><text:span text:style-name="T6">rite a script that traverses a root directory for a program recursively finding all of the .c files and running cflow on them to trace the A before B structure and set up for the repository of known bugs reporting for both system and exec* type function calls</text:span></text:p>
            </text:list-item>
          </text:list>
        </text:list-item>
        <text:list-item>
          <text:p text:style-name="P26"><text:span text:style-name="T6">Max: </text:span></text:p>
          <text:list>
            <text:list-item>
              <text:p text:style-name="P30"><text:span text:style-name="T6">develop module that makes sure the return value of calls to setuid() and setguid() and all other set* family function calls are being both recoded into a variable and then further making sure that variable is tested or checked</text:span></text:p>
            </text:list-item>
            <text:list-item>
              <text:p text:style-name="P30"><text:span text:style-name="T6">This task includes 3 major things we discussed: </text:span></text:p>
              <text:list>
                <text:list-item>
                  <text:p text:style-name="P30"><text:span text:style-name="T6">checking for an '=' / assignment statement before a set*() family function call</text:span></text:p>
                </text:list-item>
                <text:list-item>
                  <text:p text:style-name="P30"><text:span text:style-name="T6">making sure that the variable assigned (i.e. in the code: test = setuid(), make sure later test is used in another statement for if(test != 1){exit(0)}.. etc)</text:span></text:p>
                </text:list-item>
                <text:list-item>
                  <text:p text:style-name="P30"><text:span text:style-name="T6">lastly accounting for the case in which there is not an assignment statement but the setuid itself is in an if call or a logic statement (i.e. if(setuid() != 1){exit} ) </text:span></text:p>
                </text:list-item>
                <text:list-item>
                  <text:p text:style-name="P30"><text:span text:style-name="T6">we discussed one tool that might be used for this is Pycparser package for python which might be a good one for this task, do research to this effect</text:span></text:p>
                </text:list-item>
              </text:list>
            </text:list-item>
          </text:list>
        </text:list-item>
        <text:list-item>
          <text:p text:style-name="P26"><text:span text:style-name="T6">Onur: </text:span></text:p>
          <text:list>
            <text:list-item>
              <text:p text:style-name="P30"><text:span text:style-name="T14">Onur</text:span><text:span text:style-name="T6"> is tasked with utilizing all the research he has done already regarding control flow analysis and generating call graphs to set up a few things:</text:span></text:p>
              <text:list>
                <text:list-item>
                  <text:p text:style-name="P30"><text:span text:style-name="T6">set up the main top module that that will utilize cflow to create the visual call graphs</text:span></text:p>
                </text:list-item>
                <text:list-item>
                  <text:p text:style-name="P31"><text:span text:style-name="T6">setting up the main program so we can feed it arguments and then you will pass that to all of the submodules – it would also be good to develop the reporting format to accept and compile the list of issues from each submodule </text:span></text:p>
                </text:list-item>
                <text:list-item>
                  <text:p text:style-name="P31"><text:span text:style-name="T6">help develop the interface for traversing the multi-tiered files of the osx package when we get there</text:span></text:p>
                </text:list-item>
              </text:list>
            </text:list-item>
          </text:list>
        </text:list-item>
        <text:list-item>
          <text:p text:style-name="P26"><text:span text:style-name="T6">Josh: </text:span></text:p>
          <text:list>
            <text:list-item>
              <text:p text:style-name="P31"><text:span text:style-name="T6">Josh since you weren't at the meeting feel free to give me (Drew) a call and I can go into more detail if you don't understand your detection module.</text:span></text:p>
            </text:list-item>
            <text:list-item>
              <text:p text:style-name="P31"><text:span text:style-name="T6">You will design a script that is either integrated into eugene's module or triggers on the output of his module when it detects an exec*() or system*() family function. <text:s/></text:span></text:p>
              <text:list>
                <text:list-item>
                  <text:p text:style-name="P31"><text:span text:style-name="T6">When his module reports a vulnerable function call before a set*() permissions family function call it will include information regarding what function it is. <text:s/></text:span></text:p>
                </text:list-item>
                <text:list-item>
                  <text:p text:style-name="P31"><text:span text:style-name="T6">For the violations that call out to shell we want added functionality that looks at the arguments of each of these family of function and identifies which is the string or string variable and compares it with a text file saved in the same folder as the tool.</text:span></text:p>
                </text:list-item>
                <text:list-item>
                  <text:p text:style-name="P31"><text:span text:style-name="T6">The file will contain a list of user populated known vulnerable functions for system*() </text:span><text:soft-page-break/><text:span text:style-name="T6">or exec*() functions to be calling (for example, the proof of concept function we are basing this tool on calls execv(SOME_STREAM, impotantVariable), where importantVariable is = char* string = nameOfProgramThatCallsMalloc = “rlogin”</text:span><text:span text:style-name="T15">)</text:span></text:p>
                </text:list-item>
                <text:list-item>
                  <text:p text:style-name="P32"><text:span text:style-name="T6">your goal is to find when execv() is connected to something between a set of “” and then compare that string to all of the lines of the Known_Vulnerabilities.txt</text:span></text:p>
                </text:list-item>
                <text:list-item>
                  <text:p text:style-name="P32"><text:span text:style-name="T6">the text file will start off by having a number of known issues we have learned in class (maybe 3 or 4 if you can look up a few more) i.e. first line of the text file will be rlogin, second line will be grep, third line could be checking if it calls a string received from userinput (i.e. like those passed in one of the challenges at the beginning of the semester). <text:s/>The list will be user editable so if any new major flow vulnerabilities are discovered they can be added to the list..</text:span></text:p>
                </text:list-item>
                <text:list-item>
                  <text:p text:style-name="P32"><text:span text:style-name="T6">you could also foresee ably integrate the argument passed into main() - usually argv[] - and test if that is called directly in a system() or exec*() function. <text:s/>The goal here would be to say we can pass in all of the .c files from the early challenges and have our tool identify and spit out “vulnerability found at line 17: unsafe system() call taking user passed in argument()” etc. <text:s/>This could be complicated with multiple variable passes but in the simple cases we dealt with in the semester we could just have the straight forward cases be checked</text:span></text:p>
                </text:list-item>
              </text:list>
            </text:list-item>
          </text:list>
        </text:list-item>
        <text:list-item>
          <text:p text:style-name="P26"><text:span text:style-name="T6">Adin: </text:span></text:p>
          <text:list>
            <text:list-item>
              <text:p text:style-name="P26"><text:span text:style-name="T6">it seems like we have a good idea of discrete tasks for everyone the next week in terms of developing tools </text:span><text:span text:style-name="T11">for detection. <text:s/>It should be easy enough to extract and run on all of the Max OSX and we think it would be good to stick to our original promise of looking at other sauce files as well.</text:span></text:p>
            </text:list-item>
            <text:list-item>
              <text:p text:style-name="P27"><text:span text:style-name="T6">Accordingly could you look into downloading some straight forward (manpower </text:span><text:span text:style-name="T14">driven, aka </text:span><text:span text:style-name="T6">may not require any scraping) repositories of other sauce code like FreeBSD and filtering out kernel or any other things we don't need to analyze.</text:span></text:p>
            </text:list-item>
            <text:list-item>
              <text:p text:style-name="P32"><text:span text:style-name="T6">Also a minor task that if you want to help real quick and do if you want is write a script to extract all of the tar files.. but I guess this could be done in a couple lines of python so we can just do this when we get to that phase at beginning of next week.</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Menlo, Courier, monospace"/>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666666" officeooo:rsid="0016be78" officeooo:paragraph-rsid="0016be7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EC521 – Vulnerability Analysis Project Notes<text:tab/><text:tab/>Andrew Pellitieri</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4T19:01:16.601034351</meta:creation-date>
    <dc:date>2015-11-25T23:53:47.391850366</dc:date>
    <meta:editing-duration>PT41M8S</meta:editing-duration>
    <meta:editing-cycles>4</meta:editing-cycles>
    <meta:generator>LibreOffice/4.4.2.2$Linux_X86_64 LibreOffice_project/40m0$Build-2</meta:generator>
    <meta:document-statistic meta:table-count="0" meta:image-count="0" meta:object-count="0" meta:page-count="5" meta:paragraph-count="76" meta:word-count="1809" meta:character-count="10513" meta:non-whitespace-character-count="8735"/>
  </office:meta>
</office:document-meta>
</file>